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A0000015B647F5748FB560027.png" manifest:media-type="image/png"/>
  <manifest:file-entry manifest:full-path="Pictures/100000010000055A0000015BC6F2F73A3DE41D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x="0.032cm" svg:y="0.138cm" svg:width="17cm" svg:height="4.306cm" draw:z-index="0"><draw:image xlink:href="Pictures/100000010000055A0000015BC6F2F73A3DE41D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x="0.03cm" svg:y="0.342cm" svg:width="17cm" svg:height="4.306cm" draw:z-index="1"><draw:image xlink:href="Pictures/100000010000055A0000015B647F5748FB5600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5:17:04.892888102</meta:creation-date>
    <dc:date>2025-06-24T17:32:03.984989749</dc:date>
    <meta:editing-duration>PT1H44M47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